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3E3A29BE889E8A2A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-24%" draw:contrast="-34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316cm" svg:x="1cm" svg:y="9.691cm">
          <draw:image xlink:href="Pictures/10000000000007D00000043E3A29BE889E8A2A0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6T17:28:45.181539078</dc:date>
    <meta:editing-duration>PT5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